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Lucidasans, 'Lucida Sans', 'Arial Unicode MS'"/>
    <style:font-face style:name="Times New Roman" svg:font-family="'Times New Roman'"/>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automatic-styles>
    <style:style style:name="P1" style:family="paragraph" style:parent-style-name="Heading_20_2">
      <style:text-properties style:font-name="Times" fo:font-size="12pt" style:font-size-asian="12pt" style:font-size-complex="12pt"/>
    </style:style>
    <style:style style:name="P2" style:family="paragraph" style:parent-style-name="Standard">
      <style:text-properties style:font-name="Times"/>
    </style:style>
    <style:style style:name="P3" style:family="paragraph" style:parent-style-name="Standard" style:list-style-name="L2">
      <style:paragraph-properties fo:margin-top="0.199cm" fo:margin-bottom="0.199cm" text:number-lines="false" text:line-number="0"/>
      <style:text-properties style:font-name="Times"/>
    </style:style>
    <style:style style:name="P4" style:family="paragraph" style:parent-style-name="Standard">
      <style:paragraph-properties fo:margin-top="0.199cm" fo:margin-bottom="0.199cm" text:number-lines="false" text:line-number="0"/>
      <style:text-properties style:font-name="Times" fo:font-style="italic" style:font-style-asian="italic" style:font-style-complex="italic"/>
    </style:style>
    <style:style style:name="P5" style:family="paragraph" style:parent-style-name="Standard" style:list-style-name="L2">
      <style:paragraph-properties text:number-lines="false" text:line-number="0"/>
      <style:text-properties style:font-name="Charter"/>
    </style:style>
    <style:style style:name="T1" style:family="text">
      <style:text-properties style:font-name="Times"/>
    </style:style>
    <style:style style:name="T2" style:family="text">
      <style:text-properties style:font-name="Times" fo:language="en" fo:country="AU"/>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Ingredients</text:h>
      <text:p text:style-name="Standard"><text:span text:style-name="T1">4 to 6 medium </text:span><text:span text:style-name="T2">potatoes</text:span><text:span text:style-name="T1">, peeled and sliced into slices</text:span></text:p>
      <text:p text:style-name="P2">1 large onion cut into thin slices</text:p>
      <text:p text:style-name="P2">1 cup sour cream</text:p>
      <text:p text:style-name="P2">½ cup tasty cheese, grated </text:p>
      <text:p text:style-name="P2">spring onions (optional)</text:p>
      <text:h text:style-name="P1" text:outline-level="2">Method</text:h>
      <text:list text:style-name="L2">
        <text:list-item>
          <text:p text:style-name="P3">Layer potato and onions into a 2 litre casserole dish.</text:p>
        </text:list-item>
        <text:list-item>
          <text:p text:style-name="P3">Pour over sour cream.</text:p>
        </text:list-item>
        <text:list-item>
          <text:p text:style-name="P3">Sprinkle with grated cheese.</text:p>
        </text:list-item>
        <text:list-item>
          <text:p text:style-name="P3">Cover and microwave for 20 minutes until cooked.</text:p>
        </text:list-item>
      </text:list>
      <text:p text:style-name="P4">Serves 4.</text:p>
      <text:list text:style-name="L2" text:continue-numbering="true">
        <text:list-header>
          <text:p text:style-name="P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Lucidasans, 'Lucida Sans', 'Arial Unicode MS'"/>
    <style:font-face style:name="Times New Roman" svg:font-family="'Times New Roman'"/>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Potato Bake</text:p>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initial-creator>Frank Jung</meta:initial-creator>
    <meta:creation-date>2005-05-29T17:10:13</meta:creation-date>
    <dc:creator>Frank Jung</dc:creator>
    <dc:date>2005-05-29T17:14:51</dc:date>
    <dc:language>en-AU</dc:language>
    <meta:editing-cycles>6</meta:editing-cycles>
    <meta:editing-duration>PT4M39S</meta:editing-duration>
    <meta:user-defined meta:name="Info 1"/>
    <meta:user-defined meta:name="Info 2"/>
    <meta:user-defined meta:name="Info 3"/>
    <meta:user-defined meta:name="Info 4"/>
    <meta:document-statistic meta:table-count="0" meta:image-count="0" meta:object-count="0" meta:page-count="1" meta:paragraph-count="13" meta:word-count="61" meta:character-count="342"/>
  </office:meta>
</office:document-meta>
</file>